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¿Qué diferencias hay entre un microcontrolador ESP32 y Arduino?</text:p>
      <text:p text:style-name="P1">El ESP32 ofrece mayor potencia y conectividad integrada Wi-Fi y Bluetooth, mientras que Arduino es conocido por su simplicidad y amplia comunidad de usuarios.</text:p>
      <text:p text:style-name="P2">¿Qué significan los voltajes para los microcontroladores?</text:p>
      <text:p text:style-name="P1">Los voltajes son esenciales para la alimentación y la comunicación en microcontroladores, determinando su funcionamiento eficiente.</text:p>
      <text:p text:style-name="P2">¿Por qué es mejor en un microcontrolador para las telecomunicaciones Wi-Fi y no el Bluetooth o las radiofrecuencias?</text:p>
      <text:p text:style-name="P1">Wi-Fi ofrece mayor alcance y velocidad de transferencia de datos, siendo preferible para telecomunicaciones en microcontroladores.</text:p>
      <text:p text:style-name="P2">¿Por qué implementar Wi-Fi 5G no es necesario en nuestras comunicaciones, ya que usamos un simple string como datos a enviar?</text:p>
      <text:p text:style-name="P1">Wi-Fi 5G puede ser innecesario para comunicaciones simples, ya que su velocidad y ancho de banda son excesivos para enviar datos básicos como strings.</text:p>
      <text:p text:style-name="P2">¿Qué es el bus I2C en un multiplexor para ESP32 y por qué se hace uso de él?</text:p>
      <text:p text:style-name="P1">El bus I2C permite la comunicación entre múltiples dispositivos utilizando solo dos cables, simplificando el diseño y ahorrando pines de entrada/salida.</text:p>
      <text:p text:style-name="P2">¿Cómo se sueldan los sensores de un ESP32 o Arduino haciendo uso de un soldador de estaño?</text:p>
      <text:p text:style-name="P1">Se sueldan cuidadosamente los sensores utilizando un soldador de estaño y estaño, evitando conexiones deficientes que pueden causar mal funcionamiento o daño permanente al sistema.</text:p>
      <text:p text:style-name="P2">¿Qué problemas puede ocasionar malas soldaduras de estaño o conexiones de masa en los sensores de un ESP32?</text:p>
      <text:p text:style-name="P1">Malas soldaduras de estaño o conexiones de masa deficientes pueden causar mal funcionamiento intermitente, errores de lectura o comunicación, sobrecalentamiento y daño permanente al sistema.</text:p>
      <text:p text:style-name="P2">¿Qué mejoras implican el uso de pantallas OLED y un giroscopio en un proyecto relacionado con la salud y la calidad del aire en un cubo móvil?</text:p>
      <text:p text:style-name="P1">Proporcionan una interfaz de usuario mejorada, análisis avanzados de datos y funciones de alerta, mejorando la experiencia del usuario y la eficacia del proyecto.<text:line-break/><text:line-break/><text:line-break/><text:line-break/><text:line-break/><text:line-break/><text:line-break/><text:line-break/><text:line-break/><text:line-break/><text:soft-page-break/><text:line-break/><text:span text:style-name="T1">¿Qué diferencias hay entre un microcontrolador ESP32 y Arduino?</text:span></text:p>
      <text:p text:style-name="P1">a) El ESP32 es más simple y fácil de usar, mientras que Arduino ofrece mayor potencia.</text:p>
      <text:p text:style-name="P1">b) El ESP32 ofrece mayor potencia y conectividad integrada, mientras que Arduino es más económico.</text:p>
      <text:p text:style-name="P1">c) El ESP32 ofrece mayor potencia y conectividad integrada Wi-Fi y Bluetooth, mientras que Arduino es conocido por su simplicidad y amplia comunidad de usuarios.</text:p>
      <text:p text:style-name="P1">d) El ESP32 tiene menos recursos que Arduino, pero es más fácil de programar.</text:p>
      <text:p text:style-name="P2">¿Qué significan los voltajes para los microcontroladores?</text:p>
      <text:p text:style-name="P1">a) Los voltajes son irrelevantes para el funcionamiento de los microcontroladores.</text:p>
      <text:p text:style-name="P1">b) Los voltajes determinan la temperatura de funcionamiento de los microcontroladores.</text:p>
      <text:p text:style-name="P1">c) Los voltajes son esenciales para la alimentación y la comunicación en microcontroladores, determinando su funcionamiento eficiente.</text:p>
      <text:p text:style-name="P1">d) Los voltajes solo afectan el color de las luces LED en los microcontroladores.</text:p>
      <text:p text:style-name="P2">¿Por qué es mejor en un microcontrolador para las telecomunicaciones Wi-Fi y no el Bluetooth o las radiofrecuencias?</text:p>
      <text:p text:style-name="P1">a) Wi-Fi tiene menos interferencia que Bluetooth y radiofrecuencias.</text:p>
      <text:p text:style-name="P1">b) Wi-Fi es más fácil de implementar que Bluetooth o radiofrecuencias.</text:p>
      <text:p text:style-name="P1">c) Wi-Fi ofrece mayor alcance y velocidad de transferencia de datos, siendo preferible para telecomunicaciones en microcontroladores.</text:p>
      <text:p text:style-name="P1">d) Bluetooth y radiofrecuencias son más seguros que Wi-Fi para las telecomunicaciones.</text:p>
      <text:p text:style-name="P2">¿Por qué implementar Wi-Fi 5G no es necesario en nuestras comunicaciones, ya que usamos un simple string como datos a enviar?</text:p>
      <text:p text:style-name="P1">a) Wi-Fi 5G es más económico que otras opciones de comunicación.</text:p>
      <text:p text:style-name="P1">b) Wi-Fi 5G es más fácil de implementar que otras tecnologías.</text:p>
      <text:p text:style-name="P1">c) Wi-Fi 5G puede ser innecesario para comunicaciones simples, ya que su velocidad y ancho de banda son excesivos para enviar datos básicos como strings.</text:p>
      <text:p text:style-name="P1">d) Wi-Fi 5G es más seguro que otras tecnologías de comunicación.</text:p>
      <text:p text:style-name="P2">¿Qué es el bus I2C en un multiplexor para ESP32 y por qué se hace uso de él?</text:p>
      <text:p text:style-name="P1">a) El bus I2C es una tecnología de comunicación inalámbrica utilizada en ESP32.</text:p>
      <text:p text:style-name="P1">b) El bus I2C es un sistema de comunicación de un solo cable utilizado en ESP32.</text:p>
      <text:p text:style-name="P1">c) El bus I2C permite la comunicación entre múltiples dispositivos utilizando solo dos cables, simplificando el diseño y ahorrando pines de entrada/salida.</text:p>
      <text:p text:style-name="P1">d) El bus I2C es un protocolo de comunicación utilizado exclusivamente en Arduino.</text:p>
      <text:p text:style-name="P2"><text:soft-page-break/>¿Cómo se sueldan los sensores de un ESP32 o Arduino haciendo uso de un soldador de estaño?</text:p>
      <text:p text:style-name="P1">a) Se sueldan sin necesidad de soldador de estaño.</text:p>
      <text:p text:style-name="P1">b) Se sueldan con pegamento en lugar de estaño.</text:p>
      <text:p text:style-name="P1">c) Se sueldan cuidadosamente los sensores utilizando un soldador de estaño y estaño, evitando conexiones deficientes que pueden causar mal funcionamiento o daño permanente al sistema.</text:p>
      <text:p text:style-name="P1">d) Se sueldan con cables eléctricos sin necesidad de estaño.</text:p>
      <text:p text:style-name="P2">¿Qué problemas puede ocasionar malas soldaduras de estaño o conexiones de masa en los sensores de un ESP32?</text:p>
      <text:p text:style-name="P1">a) Las malas soldaduras no afectan el funcionamiento del sistema.</text:p>
      <text:p text:style-name="P1">b) Las malas soldaduras solo causan problemas temporales en el sistema.</text:p>
      <text:p text:style-name="P1">c) Malas soldaduras de estaño o conexiones de masa deficientes pueden causar mal funcionamiento intermitente, errores de lectura o comunicación, sobrecalentamiento y daño permanente al sistema.</text:p>
      <text:p text:style-name="P1">d) Malas soldaduras de estaño solo afectan la velocidad de procesamiento del sistema.</text:p>
      <text:p text:style-name="P2">¿Qué mejoras implican el uso de pantallas OLED y un giroscopio en un proyecto relacionado con la salud y la calidad del aire en un cubo móvil?</text:p>
      <text:p text:style-name="P1">a) Proporcionan una interfaz de usuario empeorada y funciones limitadas.</text:p>
      <text:p text:style-name="P1">b) No hay mejoras al agregar pantallas OLED y un giroscopio.</text:p>
      <text:p text:style-name="P1">c) Proporcionan una interfaz de usuario mejorada y funciones de análisis avanzado de datos, mejorando la experiencia del usuario y la eficacia del proyecto.</text:p>
      <text:p text:style-name="P1">d) Proporcionan una interfaz de usuario básica y ninguna mejora en las funciones de análisis de dat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Álvaro Morón</meta:initial-creator>
    <meta:editing-cycles>3</meta:editing-cycles>
    <meta:creation-date>2024-04-28T17:32:00</meta:creation-date>
    <dc:date>2024-04-28T22:17:01.470000000</dc:date>
    <meta:editing-duration>PT46M8S</meta:editing-duration>
    <meta:generator>LibreOffice/6.4.4.2$Windows_X86_64 LibreOffice_project/3d775be2011f3886db32dfd395a6a6d1ca2630ff</meta:generator>
    <meta:document-statistic meta:table-count="0" meta:image-count="0" meta:object-count="0" meta:page-count="3" meta:paragraph-count="55" meta:word-count="915" meta:character-count="5861" meta:non-whitespace-character-count="49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